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1.164cm" fo:min-width="0.95cm"/>
    </style:style>
    <style:style style:name="gr2" style:family="graphic" style:parent-style-name="standard">
      <style:graphic-properties draw:fill-color="#cc66ff" draw:textarea-horizontal-align="justify" draw:textarea-vertical-align="middle" draw:auto-grow-height="false" fo:min-height="1.6cm" fo:min-width="2.75cm"/>
    </style:style>
    <style:style style:name="gr3" style:family="graphic" style:parent-style-name="standard">
      <style:graphic-properties draw:fill-color="#66ff66" draw:textarea-horizontal-align="justify" draw:textarea-vertical-align="middle" draw:auto-grow-height="false" fo:min-height="1.6cm" fo:min-width="2.75cm"/>
    </style:style>
    <style:style style:name="gr4" style:family="graphic" style:parent-style-name="standard">
      <style:graphic-properties draw:fill-color="#990000" draw:textarea-horizontal-align="justify" draw:textarea-vertical-align="middle" draw:auto-grow-height="false" fo:min-height="1.6cm" fo:min-width="2.75cm"/>
    </style:style>
    <style:style style:name="gr5" style:family="graphic" style:parent-style-name="standard">
      <style:graphic-properties draw:stroke="none" svg:stroke-color="#000000" draw:fill="none" draw:fill-color="#ffffff" fo:min-height="3.895cm"/>
    </style:style>
    <style:style style:name="gr6" style:family="graphic" style:parent-style-name="standard">
      <style:graphic-properties draw:fill-color="#006600" draw:textarea-horizontal-align="justify" draw:textarea-vertical-align="middle" draw:auto-grow-height="false" fo:min-height="1.6cm" fo:min-width="2.75cm"/>
    </style:style>
    <style:style style:name="gr7" style:family="graphic" style:parent-style-name="standard">
      <style:graphic-properties draw:fill-color="#ff0000" draw:textarea-horizontal-align="justify" draw:textarea-vertical-align="middle" draw:auto-grow-height="false" fo:min-height="1.6cm" fo:min-width="2.75cm"/>
    </style:style>
    <style:style style:name="gr8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12cm"/>
    </style:style>
    <style:style style:name="gr11" style:family="graphic" style:parent-style-name="standard">
      <style:graphic-properties draw:textarea-horizontal-align="justify" draw:textarea-vertical-align="middle" draw:auto-grow-height="false" fo:min-height="0.8cm" fo:min-width="1.5cm"/>
    </style:style>
    <style:style style:name="gr12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81cm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fill-color="#0000ff" draw:textarea-horizontal-align="justify" draw:textarea-vertical-align="middle" draw:auto-grow-height="false" fo:min-height="1.6cm" fo:min-width="3.45cm"/>
    </style:style>
    <style:style style:name="gr17" style:family="graphic" style:parent-style-name="standard">
      <style:graphic-properties draw:fill-color="#66ff66" draw:textarea-horizontal-align="justify" draw:textarea-vertical-align="middle" draw:auto-grow-height="false" fo:min-height="0.4cm" fo:min-width="0.1cm"/>
    </style:style>
    <style:style style:name="gr18" style:family="graphic" style:parent-style-name="standard">
      <style:graphic-properties draw:fill-color="#006600" draw:textarea-horizontal-align="justify" draw:textarea-vertical-align="middle" draw:auto-grow-height="false" fo:min-height="0.4cm" fo:min-width="0.1cm"/>
    </style:style>
    <style:style style:name="gr19" style:family="graphic" style:parent-style-name="standard">
      <style:graphic-properties draw:fill-color="#990000" draw:textarea-horizontal-align="justify" draw:textarea-vertical-align="middle" draw:auto-grow-height="false" fo:min-height="0.4cm" fo:min-width="0.1cm"/>
    </style:style>
    <style:style style:name="gr20" style:family="graphic" style:parent-style-name="standard">
      <style:graphic-properties draw:fill-color="#990000" draw:textarea-horizontal-align="justify" draw:textarea-vertical-align="middle" draw:auto-grow-height="false" fo:min-height="1.65cm" fo:min-width="4.75cm"/>
    </style:style>
    <style:style style:name="gr21" style:family="graphic" style:parent-style-name="standard">
      <style:graphic-properties draw:stroke="none" svg:stroke-color="#000000" draw:fill="none" draw:fill-color="#ffffff" fo:min-height="1.15cm"/>
    </style:style>
    <style:style style:name="gr22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c66ff"/>
      <style:paragraph-properties fo:text-align="center"/>
    </style:style>
    <style:style style:name="P4" style:family="paragraph">
      <loext:graphic-properties draw:fill-color="#66ff66"/>
      <style:paragraph-properties fo:text-align="center"/>
    </style:style>
    <style:style style:name="P5" style:family="paragraph">
      <loext:graphic-properties draw:fill-color="#990000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00660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0000ff"/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05cm" svg:height="2cm" svg:x="19.6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25cm" svg:height="1.85cm" svg:x="1.35cm" svg:y="1.75cm">
          <text:p text:style-name="P2">GPIO</text:p>
          <text:p text:style-name="P2">Arduino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3.25cm" svg:height="1.85cm" svg:x="1.35cm" svg:y="5.4cm">
          <text:p text:style-name="P2">A0 - A7</text:p>
          <draw:enhanced-geometry svg:viewBox="0 0 21600 21600" draw:type="rectangle" draw:enhanced-path="M 0 0 L 21600 0 21600 21600 0 21600 0 0 Z N"/>
        </draw:custom-shape>
        <draw:custom-shape draw:style-name="gr4" draw:text-style-name="P5" xml:id="id7" draw:id="id7" draw:layer="layout" svg:width="3.25cm" svg:height="1.85cm" svg:x="1.35cm" svg:y="9cm">
          <text:p text:style-name="P2">D2 - D4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7.45cm" svg:height="4.145cm" svg:x="1.25cm" svg:y="15.7cm">
          <draw:text-box>
            <text:p>Commentaires :</text:p>
            <text:p>On sais manipuler le port C (A0 – A7) sur l’arduino nano. Voir doc ici : https://www.arduino.cc/en/Reference/PortManipulation</text:p>
          </draw:text-box>
        </draw:frame>
        <draw:custom-shape draw:style-name="gr6" draw:text-style-name="P7" xml:id="id5" draw:id="id5" draw:layer="layout" svg:width="3.25cm" svg:height="1.85cm" svg:x="1.35cm" svg:y="7.2cm">
          <text:p text:style-name="P2">OC - D11</text:p>
          <draw:enhanced-geometry svg:viewBox="0 0 21600 21600" draw:type="rectangle" draw:enhanced-path="M 0 0 L 21600 0 21600 21600 0 21600 0 0 Z N"/>
        </draw:custom-shape>
        <draw:custom-shape draw:style-name="gr7" draw:text-style-name="P8" xml:id="id1" draw:id="id1" draw:layer="layout" svg:width="3.25cm" svg:height="1.85cm" svg:x="1.35cm" svg:y="3.6cm">
          <text:p text:style-name="P2">D5 - D10</text:p>
          <text:p text:style-name="P2">D12 - D13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18.6cm" svg:y1="4.5cm" svg:x2="20.1cm" svg:y2="4.5cm">
          <text:p/>
        </draw:line>
        <draw:line draw:style-name="gr8" draw:text-style-name="P9" draw:layer="layout" svg:x1="21.1cm" svg:y1="4.5cm" svg:x2="25.1cm" svg:y2="4.5cm">
          <text:p/>
        </draw:line>
        <draw:line draw:style-name="gr9" draw:text-style-name="P9" draw:layer="layout" svg:x1="20.1cm" svg:y1="4cm" svg:x2="20.1cm" svg:y2="5cm">
          <text:p/>
        </draw:line>
        <draw:line draw:style-name="gr9" draw:text-style-name="P9" draw:layer="layout" svg:x1="21.1cm" svg:y1="3.95cm" svg:x2="21.1cm" svg:y2="5cm">
          <text:p/>
        </draw:line>
        <draw:line draw:style-name="gr9" draw:text-style-name="P9" draw:layer="layout" svg:x1="20.1cm" svg:y1="4cm" svg:x2="21.1cm" svg:y2="4.5cm">
          <text:p/>
        </draw:line>
        <draw:line draw:style-name="gr9" draw:text-style-name="P9" draw:layer="layout" svg:x1="20.1cm" svg:y1="5cm" svg:x2="21.1cm" svg:y2="4.5cm">
          <text:p/>
        </draw:line>
        <draw:frame draw:style-name="gr10" draw:text-style-name="P6" draw:layer="layout" svg:width="1.05cm" svg:height="0.962cm" svg:x="18.65cm" svg:y="3.2cm">
          <draw:text-box>
            <text:p>A</text:p>
          </draw:text-box>
        </draw:frame>
        <draw:frame draw:style-name="gr10" draw:text-style-name="P6" draw:layer="layout" svg:width="0.85cm" svg:height="0.962cm" svg:x="21.7cm" svg:y="3.25cm">
          <draw:text-box>
            <text:p>K</text:p>
          </draw:text-box>
        </draw:frame>
        <draw:custom-shape draw:style-name="gr11" draw:text-style-name="P2" draw:layer="layout" svg:width="2cm" svg:height="1.05cm" svg:x="25.1cm" svg:y="4cm">
          <text:p text:style-name="P2">R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27.1cm" svg:y1="4.5cm" svg:x2="28.15cm" svg:y2="4.5cm">
          <text:p/>
        </draw:line>
        <draw:line draw:style-name="gr8" draw:text-style-name="P9" draw:layer="layout" svg:x1="28.1cm" svg:y1="5.5cm" svg:x2="28.1cm" svg:y2="4.5cm">
          <text:p/>
        </draw:line>
        <draw:line draw:style-name="gr12" draw:text-style-name="P9" draw:layer="layout" svg:x1="27.55cm" svg:y1="5.5cm" svg:x2="28.6cm" svg:y2="5.5cm">
          <text:p/>
        </draw:line>
        <draw:line draw:style-name="gr9" draw:text-style-name="P9" draw:layer="layout" svg:x1="27.6cm" svg:y1="6cm" svg:x2="27.75cm" svg:y2="5.5cm">
          <text:p/>
        </draw:line>
        <draw:line draw:style-name="gr9" draw:text-style-name="P9" draw:layer="layout" svg:x1="27.75cm" svg:y1="6cm" svg:x2="27.9cm" svg:y2="5.5cm">
          <text:p/>
        </draw:line>
        <draw:line draw:style-name="gr9" draw:text-style-name="P9" draw:layer="layout" svg:x1="27.9cm" svg:y1="6cm" svg:x2="28.05cm" svg:y2="5.5cm">
          <text:p/>
        </draw:line>
        <draw:line draw:style-name="gr9" draw:text-style-name="P9" draw:layer="layout" svg:x1="28cm" svg:y1="6cm" svg:x2="28.15cm" svg:y2="5.5cm">
          <text:p/>
        </draw:line>
        <draw:line draw:style-name="gr9" draw:text-style-name="P9" draw:layer="layout" svg:x1="28.15cm" svg:y1="6cm" svg:x2="28.3cm" svg:y2="5.5cm">
          <text:p/>
        </draw:line>
        <draw:line draw:style-name="gr8" draw:text-style-name="P9" draw:layer="layout" svg:x1="22.6cm" svg:y1="4.45cm" svg:x2="22.6cm" svg:y2="6.5cm">
          <text:p/>
        </draw:line>
        <draw:line draw:style-name="gr13" draw:text-style-name="P9" draw:layer="layout" svg:x1="22.6cm" svg:y1="6.5cm" svg:x2="22.1cm" svg:y2="7cm">
          <text:p/>
        </draw:line>
        <draw:line draw:style-name="gr12" draw:text-style-name="P9" draw:layer="layout" svg:x1="22.1cm" svg:y1="6.5cm" svg:x2="22.1cm" svg:y2="7.5cm">
          <text:p/>
        </draw:line>
        <draw:line draw:style-name="gr14" draw:text-style-name="P9" draw:layer="layout" svg:x1="22.1cm" svg:y1="7cm" svg:x2="22.6cm" svg:y2="7.5cm">
          <text:p/>
        </draw:line>
        <draw:line draw:style-name="gr8" draw:text-style-name="P9" draw:layer="layout" svg:x1="22.6cm" svg:y1="8.5cm" svg:x2="22.6cm" svg:y2="7.5cm">
          <text:p/>
        </draw:line>
        <draw:line draw:style-name="gr12" draw:text-style-name="P9" draw:layer="layout" svg:x1="22.05cm" svg:y1="8.5cm" svg:x2="23.1cm" svg:y2="8.5cm">
          <text:p/>
        </draw:line>
        <draw:line draw:style-name="gr9" draw:text-style-name="P9" draw:layer="layout" svg:x1="22.1cm" svg:y1="9cm" svg:x2="22.25cm" svg:y2="8.5cm">
          <text:p/>
        </draw:line>
        <draw:line draw:style-name="gr9" draw:text-style-name="P9" draw:layer="layout" svg:x1="22.25cm" svg:y1="9cm" svg:x2="22.4cm" svg:y2="8.5cm">
          <text:p/>
        </draw:line>
        <draw:line draw:style-name="gr9" draw:text-style-name="P9" draw:layer="layout" svg:x1="22.4cm" svg:y1="9cm" svg:x2="22.55cm" svg:y2="8.5cm">
          <text:p/>
        </draw:line>
        <draw:line draw:style-name="gr9" draw:text-style-name="P9" draw:layer="layout" svg:x1="22.5cm" svg:y1="9cm" svg:x2="22.65cm" svg:y2="8.5cm">
          <text:p/>
        </draw:line>
        <draw:line draw:style-name="gr9" draw:text-style-name="P9" draw:layer="layout" svg:x1="22.65cm" svg:y1="9cm" svg:x2="22.8cm" svg:y2="8.5cm">
          <text:p/>
        </draw:line>
        <draw:custom-shape draw:style-name="gr11" draw:text-style-name="P2" xml:id="id11" draw:id="id11" draw:layer="layout" svg:width="2cm" svg:height="1.05cm" svg:x="18.6cm" svg:y="6.5cm">
          <text:p text:style-name="P2">R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22.05cm" svg:y1="7cm" svg:x2="20.6cm" svg:y2="7cm">
          <text:p/>
        </draw:line>
        <draw:custom-shape draw:style-name="gr11" draw:text-style-name="P2" xml:id="id2" draw:id="id2" draw:layer="layout" svg:width="2cm" svg:height="1.05cm" svg:x="16.6cm" svg:y="4cm">
          <text:p text:style-name="P2">R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svg:x1="4.6cm" svg:y1="4.525cm" svg:x2="16.6cm" svg:y2="4.525cm" draw:start-shape="id1" draw:start-glue-point="1" draw:end-shape="id2" draw:end-glue-point="3" svg:d="M4600 4525h12000" svg:viewBox="0 0 12001 1">
          <text:p/>
        </draw:connector>
        <draw:custom-shape draw:style-name="gr16" draw:text-style-name="P10" xml:id="id10" draw:id="id10" draw:layer="layout" svg:width="3.95cm" svg:height="1.85cm" svg:x="12.95cm" svg:y="6.1cm">
          <text:p text:style-name="P2">LED DRIVER</text:p>
          <text:p text:style-name="P2">74 HC 574</text:p>
          <draw:enhanced-geometry svg:viewBox="0 0 21600 21600" draw:type="rectangle" draw:enhanced-path="M 0 0 L 21600 0 21600 21600 0 21600 0 0 Z N"/>
        </draw:custom-shape>
        <draw:custom-shape draw:style-name="gr17" draw:text-style-name="P4" xml:id="id4" draw:id="id4" draw:layer="layout" svg:width="0.6cm" svg:height="0.65cm" svg:x="12.4cm" svg:y="6.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7" xml:id="id6" draw:id="id6" draw:layer="layout" svg:width="0.6cm" svg:height="0.65cm" svg:x="12.4cm" svg:y="6.7cm">
          <text:p text:style-name="P2">&gt;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svg:x1="4.6cm" svg:y1="6.325cm" svg:x2="12.4cm" svg:y2="6.425cm" draw:start-shape="id3" draw:start-glue-point="1" draw:end-shape="id4" draw:end-glue-point="3" svg:d="M4600 6325h3900v100h3900" svg:viewBox="0 0 7801 101">
          <text:p/>
        </draw:connector>
        <draw:connector draw:style-name="gr15" draw:text-style-name="P9" draw:layer="layout" svg:x1="4.6cm" svg:y1="8.125cm" svg:x2="12.4cm" svg:y2="7.025cm" draw:start-shape="id5" draw:start-glue-point="1" draw:end-shape="id6" draw:end-glue-point="3" svg:d="M4600 8125h3900v-1100h3900" svg:viewBox="0 0 7801 1101">
          <text:p/>
        </draw:connector>
        <draw:custom-shape draw:style-name="gr19" draw:text-style-name="P5" xml:id="id9" draw:id="id9" draw:layer="layout" svg:width="0.6cm" svg:height="0.65cm" svg:x="12.4cm" svg:y="7.3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0" draw:text-style-name="P5" xml:id="id8" draw:id="id8" draw:layer="layout" svg:width="5.25cm" svg:height="1.9cm" svg:x="10.5cm" svg:y="11.85cm">
          <text:p text:style-name="P2">Address Decoder</text:p>
          <text:p text:style-name="P2">74 HC 138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svg:x1="4.6cm" svg:y1="9.925cm" svg:x2="10.5cm" svg:y2="12.8cm" draw:start-shape="id7" draw:start-glue-point="1" draw:end-shape="id8" draw:end-glue-point="3" svg:d="M4600 9925h2950v2875h2950" svg:viewBox="0 0 5901 2876">
          <text:p/>
        </draw:connector>
        <draw:connector draw:style-name="gr15" draw:text-style-name="P9" draw:layer="layout" svg:x1="15.75cm" svg:y1="12.8cm" svg:x2="12.4cm" svg:y2="7.625cm" draw:start-shape="id8" draw:start-glue-point="1" draw:end-shape="id9" draw:end-glue-point="3" svg:d="M15750 12800h501v-2900h-4352v-2275h501" svg:viewBox="0 0 4353 5176">
          <text:p/>
        </draw:connector>
        <draw:connector draw:style-name="gr15" draw:text-style-name="P9" draw:layer="layout" svg:x1="16.9cm" svg:y1="7.025cm" svg:x2="18.6cm" svg:y2="7.025cm" draw:start-shape="id10" draw:start-glue-point="1" draw:end-shape="id11" draw:end-glue-point="3" svg:d="M16900 7025h1700" svg:viewBox="0 0 1701 1">
          <text:p/>
        </draw:connector>
        <draw:frame draw:style-name="gr21" draw:text-style-name="P6" draw:layer="layout" svg:width="5.35cm" svg:height="1.4cm" svg:x="7.15cm" svg:y="3.6cm">
          <draw:text-box>
            <text:p>BUS LAYER</text:p>
          </draw:text-box>
        </draw:frame>
        <draw:frame draw:style-name="gr21" draw:text-style-name="P6" draw:layer="layout" svg:width="5.35cm" svg:height="1.4cm" svg:x="4.8cm" svg:y="5.5cm">
          <draw:text-box>
            <text:p>BUS ROW</text:p>
          </draw:text-box>
        </draw:frame>
        <draw:frame draw:style-name="gr21" draw:text-style-name="P6" draw:layer="layout" svg:width="5.35cm" svg:height="1.4cm" svg:x="4.7cm" svg:y="12.95cm">
          <draw:text-box>
            <text:p>BUS ADRESSE</text:p>
          </draw:text-box>
        </draw:frame>
        <draw:custom-shape draw:style-name="gr22" draw:text-style-name="P11" draw:layer="layout" svg:width="0.4cm" svg:height="0.35cm" svg:x="22.4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re LABURE</meta:initial-creator>
    <meta:creation-date>2018-05-17T08:57:12.386000000</meta:creation-date>
    <dc:date>2018-05-22T12:57:18.537000000</dc:date>
    <dc:creator>Alexandre LABURE</dc:creator>
    <meta:editing-duration>PT39M44S</meta:editing-duration>
    <meta:editing-cycles>2</meta:editing-cycles>
    <meta:generator>LibreOffice/5.2.7.2$Windows_X86_64 LibreOffice_project/2b7f1e640c46ceb28adf43ee075a6e8b8439ed10</meta:generator>
    <meta:document-statistic meta:object-count="53"/>
  </office:meta>
</office:document-meta>
</file>